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26" officeooo:paragraph-rsid="0013ddb2"/>
    </style:style>
    <style:style style:name="P2" style:family="paragraph" style:parent-style-name="Standard">
      <style:text-properties officeooo:paragraph-rsid="0013ddb2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3ddb2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13ddb2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15ba90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15caa4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15f239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166a20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16fdf0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18fa45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1add93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1dde02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1ebd4c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3ddb2" style:font-size-asian="9pt" style:font-weight-asian="bold" style:font-name-complex="Arial-BoldMT1" style:font-size-complex="9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c3607" style:font-size-asian="9pt" style:font-weight-asian="bold" style:font-name-complex="Arial-BoldMT1" style:font-size-complex="9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rsid="00160826" officeooo:paragraph-rsid="001dde02" style:font-size-asian="9pt" style:font-weight-asian="bold" style:font-name-complex="Arial-BoldMT1" style:font-size-complex="9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normal" officeooo:rsid="00160826" officeooo:paragraph-rsid="0013ddb2" style:font-size-asian="9pt" style:font-weight-asian="normal" style:font-name-complex="Arial-BoldMT1" style:font-size-complex="9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rsid="0015ba90" officeooo:paragraph-rsid="0015ba90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1add93" style:font-size-asian="9pt" style:font-name-complex="ArialMT1" style:font-size-complex="9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5ba90" style:font-size-asian="9pt" style:font-weight-asian="bold" style:font-name-complex="Arial-BoldMT1" style:font-size-complex="9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5caa4" style:font-size-asian="9pt" style:font-weight-asian="bold" style:font-name-complex="Arial-BoldMT1" style:font-size-complex="9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5f239" style:font-size-asian="9pt" style:font-weight-asian="bold" style:font-name-complex="Arial-BoldMT1" style:font-size-complex="9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66a20" style:font-size-asian="9pt" style:font-weight-asian="bold" style:font-name-complex="Arial-BoldMT1" style:font-size-complex="9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6fdf0" style:font-size-asian="9pt" style:font-weight-asian="bold" style:font-name-complex="Arial-BoldMT1" style:font-size-complex="9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8fa45" style:font-size-asian="9pt" style:font-weight-asian="bold" style:font-name-complex="Arial-BoldMT1" style:font-size-complex="9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add93" style:font-size-asian="9pt" style:font-weight-asian="bold" style:font-name-complex="Arial-BoldMT1" style:font-size-complex="9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c3607" style:font-size-asian="9pt" style:font-weight-asian="bold" style:font-name-complex="Arial-BoldMT1" style:font-size-complex="9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dde02" style:font-size-asian="9pt" style:font-weight-asian="bold" style:font-name-complex="Arial-BoldMT1" style:font-size-complex="9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Arial-BoldMT" fo:font-size="9pt" fo:font-weight="bold" officeooo:paragraph-rsid="001ebd4c" style:font-size-asian="9pt" style:font-weight-asian="bold" style:font-name-complex="Arial-BoldMT1" style:font-size-complex="9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ArialMT" fo:font-size="9pt" fo:font-weight="bold" officeooo:rsid="00160826" officeooo:paragraph-rsid="001ebd4c" style:font-size-asian="9pt" style:font-weight-asian="bold" style:font-name-complex="ArialMT1" style:font-size-complex="9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officeooo:paragraph-rsid="0015f239"/>
    </style:style>
    <style:style style:name="P32" style:family="paragraph" style:parent-style-name="Standard">
      <style:text-properties style:font-name="ArialMT" fo:font-size="9pt" officeooo:paragraph-rsid="001add93" style:font-size-asian="9pt" style:font-name-complex="ArialMT1" style:font-size-complex="9pt"/>
    </style:style>
    <style:style style:name="T1" style:family="text">
      <style:text-properties officeooo:rsid="00160826"/>
    </style:style>
    <style:style style:name="T2" style:family="text">
      <style:text-properties style:font-name="ArialMT" fo:font-size="9pt" style:font-size-asian="9pt" style:font-name-complex="ArialMT1" style:font-size-complex="9pt"/>
    </style:style>
    <style:style style:name="T3" style:family="text">
      <style:text-properties style:font-name="ArialMT" fo:font-weight="normal" style:font-weight-asian="normal" style:font-name-complex="ArialMT1" style:font-weight-complex="normal"/>
    </style:style>
    <style:style style:name="T4" style:family="text">
      <style:text-properties style:font-name="Arial-BoldMT" fo:font-size="9pt" fo:font-weight="bold" style:font-size-asian="9pt" style:font-weight-asian="bold" style:font-name-complex="Arial-BoldMT1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1">Lección Comando DOS</text:span></text:p>
      <text:p text:style-name="P2"/>
      <text:p text:style-name="P1">Nombre:</text:p>
      <text:p text:style-name="P1">Paralelo:</text:p>
      <text:p text:style-name="P1">Fecha: </text:p>
      <text:p text:style-name="P1"/>
      <text:p text:style-name="P4"/>
      <text:p text:style-name="P3">1) Complete la función y sintaxis de los siguientes comandos:</text:p>
      <text:p text:style-name="P18"/>
      <text:p text:style-name="P5"><text:span text:style-name="T4">Comando: </text:span><text:span text:style-name="T2">ECHO</text:span></text:p>
      <text:p text:style-name="P20">Función: </text:p>
      <text:p text:style-name="P20">Sintaxis:</text:p>
      <text:p text:style-name="P5"/>
      <text:p text:style-name="P5"/>
      <text:p text:style-name="P6"><text:span text:style-name="T4">Comando</text:span><text:span text:style-name="T2">: CLS</text:span></text:p>
      <text:p text:style-name="P21">Función: </text:p>
      <text:p text:style-name="P21">Sintaxis: </text:p>
      <text:p text:style-name="P5"/>
      <text:p text:style-name="P5"/>
      <text:p text:style-name="P7"><text:span text:style-name="T4">Comando</text:span><text:span text:style-name="T2">: VOL</text:span></text:p>
      <text:p text:style-name="P7"><text:span text:style-name="T4">Función</text:span><text:span text:style-name="T2">: </text:span></text:p>
      <text:p text:style-name="P7"><text:span text:style-name="T2"/></text:p>
      <text:p text:style-name="P22">Sintaxis: </text:p>
      <text:p text:style-name="P5"/>
      <text:p text:style-name="P5"/>
      <text:p text:style-name="P8"><text:span text:style-name="T4">Comando: </text:span><text:span text:style-name="T2">FORMAT</text:span></text:p>
      <text:p text:style-name="P23">Función: </text:p>
      <text:p text:style-name="P23"/>
      <text:p text:style-name="P23">Sintaxis: </text:p>
      <text:p text:style-name="P5"/>
      <text:p text:style-name="P5"/>
      <text:p text:style-name="P9"><text:span text:style-name="T4">Comando: </text:span><text:span text:style-name="T2">EDIT</text:span></text:p>
      <text:p text:style-name="P24">Función: </text:p>
      <text:p text:style-name="P24"/>
      <text:p text:style-name="P24">Sintaxis: </text:p>
      <text:p text:style-name="P3"/>
      <text:p text:style-name="P17">2) Complete el nombre del comando por función dada las siguientes funciones:</text:p>
      <text:p text:style-name="P14"/>
      <text:p text:style-name="P14"/>
      <text:p text:style-name="P25">Comando: </text:p>
      <text:p text:style-name="P10"><text:span text:style-name="T4">Función: </text:span><text:span text:style-name="T2">Visualiza o modifica los atributos de un fichero.</text:span></text:p>
      <text:p text:style-name="P10"/>
      <text:p text:style-name="P10"/>
      <text:p text:style-name="P26">Comando: </text:p>
      <text:p text:style-name="P11"><text:span text:style-name="T4">Función</text:span><text:span text:style-name="T2">: Compara dos ficheros y verifica si las copias son exactas.</text:span></text:p>
      <text:p text:style-name="P32"/>
      <text:p text:style-name="P19"/>
      <text:p text:style-name="P27">Comando: </text:p>
      <text:p text:style-name="P15">Función: <text:span text:style-name="T3">Copia un directorio entero con subdirectorios y ficheros incluidos. Recibe el nombre del directorio a copiar y opcionalmente el directorio</text:span></text:p>
      <text:p text:style-name="P14"/>
      <text:p text:style-name="P14"/>
      <text:p text:style-name="P14"/>
      <text:p text:style-name="P28">Comando:</text:p>
      <text:p text:style-name="P12"><text:span text:style-name="T4">Función: </text:span><text:span text:style-name="T2">Este comando mueve ficheros de un directorio a otro.</text:span></text:p>
      <text:p text:style-name="P16"/>
      <text:p text:style-name="P14"/>
      <text:p text:style-name="P29">Comando:</text:p>
      <text:p text:style-name="P13"><text:span text:style-name="T4">Función: </text:span><text:span text:style-name="T2">Crear directorios</text:span></text:p>
      <text:p text:style-name="P3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04:23.634459362</meta:creation-date>
    <dc:date>2015-05-26T00:12:35.733625748</dc:date>
    <meta:editing-duration>PT8M29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07" meta:character-count="744" meta:non-whitespace-character-count="651"/>
  </office:meta>
</office:document-meta>
</file>